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Charleen Kleiber</text:p>
            <text:p text:style-name="P10"/>
            <text:p text:style-name="P10">Legal Administrator</text:p>
            <text:p text:style-name="Contact_20_info">1234567890 – <text:span text:style-name="T15">noel@witting.info – </text:span><text:span text:style-name="T16">www.my-website.com – </text:span><text:span text:style-name="T19">20.05.1989 – </text:span><text:span text:style-name="T20">88940 Femkeburg - </text:span><text:span text:style-name="T19"><text:s/>Schweiz - ledig</text:span></text:p>
            <text:p text:style-name="Contact_20_info"/>
            <text:p text:style-name="P7">Vel illum id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9f624d97-4a54-4428-aa89-f215e2aa44f9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868e8ab-3ff2-420e-914d-44be83acc71d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bd02331-53a9-471f-b8c4-bc146fb255e5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rleen Kleiber, Elisabethstr. 16b, 88940 Femkeburg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Femkeburg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Legal Administrator</text:h>
      <text:p text:style-name="P14"/>
      <text:p text:style-name="P11">Sehr geehrte Damen und Herren</text:p>
      <text:p text:style-name="P11"/>
      <text:p text:style-name="P11">Amet et dignissimos fugit sed alias quia ut.</text:p>
      <text:p text:style-name="P11"/>
      <text:p text:style-name="P11">Et et magnam dolorum assumenda voluptas iusto.</text:p>
      <text:p text:style-name="P11"/>
      <text:p text:style-name="P11">Consequatur pariatur voluptas delectus est vel illum.</text:p>
      <text:p text:style-name="P11"/>
      <text:p text:style-name="P11">Freundliche Grüße</text:p>
      <text:p text:style-name="P11"/>
      <text:p text:style-name="P11">Charleen Kleib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Charleen Kleib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